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249e" officeooo:paragraph-rsid="001c249e"/>
    </style:style>
    <style:style style:name="P2" style:family="paragraph" style:parent-style-name="Standard">
      <style:text-properties officeooo:rsid="001c249e" officeooo:paragraph-rsid="001c249e"/>
    </style:style>
    <style:style style:name="P3" style:family="paragraph" style:parent-style-name="Standard">
      <style:paragraph-properties fo:text-align="center" style:justify-single-word="false"/>
      <style:text-properties officeooo:rsid="001c249e" officeooo:paragraph-rsid="001c249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249e" officeooo:paragraph-rsid="001c249e" style:font-weight-asian="bold" style:font-weight-complex="bold"/>
    </style:style>
    <style:style style:name="P5" style:family="paragraph" style:parent-style-name="Standard">
      <style:text-properties officeooo:rsid="001dc5ff" officeooo:paragraph-rsid="001dc5ff"/>
    </style:style>
    <style:style style:name="P6" style:family="paragraph" style:parent-style-name="Standard">
      <style:text-properties officeooo:rsid="001dc5ff" officeooo:paragraph-rsid="0020f337"/>
    </style:style>
    <style:style style:name="P7" style:family="paragraph" style:parent-style-name="Standard">
      <style:text-properties officeooo:paragraph-rsid="001dc5ff"/>
    </style:style>
    <style:style style:name="P8" style:family="paragraph" style:parent-style-name="Standard">
      <style:text-properties fo:font-style="italic" officeooo:rsid="001c249e" officeooo:paragraph-rsid="001c249e" style:font-style-asian="italic" style:font-style-complex="italic"/>
    </style:style>
    <style:style style:name="P9" style:family="paragraph" style:parent-style-name="Standard">
      <style:text-properties fo:font-style="italic" officeooo:rsid="001dc5ff" officeooo:paragraph-rsid="001dc5ff" style:font-style-asian="italic" style:font-style-complex="italic"/>
    </style:style>
    <style:style style:name="T1" style:family="text">
      <style:text-properties style:font-name="Manjari Thin"/>
    </style:style>
    <style:style style:name="T2" style:family="text">
      <style:text-properties style:font-name="Manjari Thin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Manjari Thin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c5ff"/>
    </style:style>
    <style:style style:name="T6" style:family="text">
      <style:text-properties officeooo:rsid="001e2f85"/>
    </style:style>
    <style:style style:name="T7" style:family="text">
      <style:text-properties officeooo:rsid="001e94d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0f3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“Failure is simply the opportunity to being again, this time more intelligently” <text:s/>- Henry Ford</text:p>
      <text:p text:style-name="P2"/>
      <text:p text:style-name="P2"/>
      <text:p text:style-name="P4">Steps of Programming:</text:p>
      <text:p text:style-name="P2">1. Writing a sequence of commands called the _______________________</text:p>
      <text:p text:style-name="P2"><text:tab/>- ex: <text:tab/></text:p>
      <text:p text:style-name="P2"><text:tab/></text:p>
      <text:p text:style-name="P2"/>
      <text:p text:style-name="P2">2. Compiling the source code</text:p>
      <text:p text:style-name="P2"/>
      <text:p text:style-name="P2"><text:tab/>- ________________: translates the human readable source code into a computer executable program</text:p>
      <text:p text:style-name="P2">- ex:</text:p>
      <text:p text:style-name="P2"/>
      <text:p text:style-name="P2"/>
      <text:p text:style-name="P5">3. Run the code!</text:p>
      <text:p text:style-name="P5"><text:tab/>- ex:</text:p>
      <text:p text:style-name="P5"/>
      <text:p text:style-name="P5"/>
      <text:p text:style-name="P2"><text:span text:style-name="T5">4</text:span>. DEBUG! If it doesn’t work :)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4">STRINGS:</text:p>
      <text:p text:style-name="P2"/>
      <text:p text:style-name="P2">A <text:span text:style-name="T8">string</text:span> is a _____________________________________________________________________</text:p>
      <text:p text:style-name="P2"/>
      <text:p text:style-name="P2"/>
      <text:p text:style-name="P8">Example <text:span text:style-name="T7">1</text:span>:</text:p>
      <text:p text:style-name="P2"/>
      <text:p text:style-name="P5">//sandwich.cpp</text:p>
      <text:p text:style-name="P5">#include &lt;iostream&gt;</text:p>
      <text:p text:style-name="P5">using namespace std;</text:p>
      <text:p text:style-name="P5"/>
      <text:p text:style-name="P5">int main(){</text:p>
      <text:p text:style-name="P5"><text:tab/>//print sentence to command line</text:p>
      <text:p text:style-name="P5"><text:tab/></text:p>
      <text:p text:style-name="P5"/>
      <text:p text:style-name="P5"><text:tab/>return 0;</text:p>
      <text:p text:style-name="P5">}</text:p>
      <text:p text:style-name="P5"/>
      <text:p text:style-name="P5"/>
      <text:p text:style-name="P9"><text:soft-page-break/>Example <text:span text:style-name="T7">2</text:span>:</text:p>
      <text:p text:style-name="P5"/>
      <text:p text:style-name="P5"/>
      <text:p text:style-name="P7"><text:span text:style-name="T5">//</text:span><text:span text:style-name="T6">sandwich_type</text:span><text:span text:style-name="T5">.cpp</text:span></text:p>
      <text:p text:style-name="P7">//<text:span text:style-name="T5">Goal: ask user for sandwich type. Then print to screen</text:span></text:p>
      <text:p text:style-name="P7">//”<text:span text:style-name="T5">Your &lt;sandwich_type&gt; sandwich will cost $10”</text:span></text:p>
      <text:p text:style-name="P7"/>
      <text:p text:style-name="P5">#include &lt;iostream&gt;</text:p>
      <text:p text:style-name="P5">using namespace std;</text:p>
      <text:p text:style-name="P5"/>
      <text:p text:style-name="P5">int main(){</text:p>
      <text:p text:style-name="P5"><text:tab/>// declare variables</text:p>
      <text:p text:style-name="P5"><text:tab/></text:p>
      <text:p text:style-name="P5"/>
      <text:p text:style-name="P5"><text:tab/>// print sentence to command line</text:p>
      <text:p text:style-name="P5"><text:tab/>cout &lt;&lt; “What type of sandwich do you want (one word)? ”;</text:p>
      <text:p text:style-name="P5"><text:tab/></text:p>
      <text:p text:style-name="P5"><text:tab/>// user’s input is placed into number</text:p>
      <text:p text:style-name="P5"><text:tab/></text:p>
      <text:p text:style-name="P5"><text:tab/></text:p>
      <text:p text:style-name="P6"><text:tab/>// <text:span text:style-name="T9">print out ”</text:span>Your &lt;sandwich_type&gt; sandwich will cost $10” <text:span text:style-name="T9">to screen</text:span></text:p>
      <text:p text:style-name="P5"><text:tab/></text:p>
      <text:p text:style-name="P5"/>
      <text:p text:style-name="P5"/>
      <text:p text:style-name="P5"><text:tab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249e" officeooo:paragraph-rsid="001c249e"/>
    </style:style>
    <style:style style:name="MT1" style:family="text">
      <style:text-properties style:font-name="Manjari Thin" fo:font-size="16pt" fo:font-weight="bold" style:font-size-asian="16pt" style:font-weight-asian="bold" style:font-size-complex="16pt" style:font-weight-complex="bold"/>
    </style:style>
    <style:style style:name="MT2" style:family="text">
      <style:text-properties style:font-name="Manjari Thin" fo:font-weight="bold" style:font-weight-asian="bold" style:font-weight-complex="bold"/>
    </style:style>
    <style:style style:name="MT3" style:family="text">
      <style:text-properties style:font-name="Manjari Thi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06pt double #158466" fo:border-bottom="none" fo:border-left="none" fo:border-right="none" style:border-line-width-top="0.0102in 0.0102in 0.0008in" fo:padding="0.020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y 2</text:span><text:span text:style-name="MT2"> </text:span>– <text:span text:style-name="MT3">What is programming? <text:s/>Strings! </text:span><text:s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7:14:01.213658100</meta:creation-date>
    <dc:date>2022-08-24T07:46:59.449193875</dc:date>
    <meta:editing-duration>PT20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60" meta:character-count="1044" meta:non-whitespace-character-count="893"/>
  </office:meta>
</office:document-meta>
</file>